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Arial" svg:font-family="Arial, Helvetica, sans-serif"/>
    <style:font-face style:name="OpenSymbol" svg:font-family="OpenSymbol"/>
    <style:font-face style:name="Source Sans Pro" svg:font-family="'Source Sans Pro', 'helvetica neue', helvetica, arial, verdana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c36e" officeooo:paragraph-rsid="000fc36e"/>
    </style:style>
    <style:style style:name="P2" style:family="paragraph" style:parent-style-name="Quotations">
      <style:paragraph-properties fo:margin-left="0in" fo:margin-right="0.3937in" fo:text-indent="0in" style:auto-text-indent="false"/>
    </style:style>
    <style:style style:name="P3" style:family="paragraph" style:parent-style-name="Table_20_Contents">
      <style:text-properties officeooo:rsid="00154200" officeooo:paragraph-rsid="00154200"/>
    </style:style>
    <style:style style:name="P4" style:family="paragraph" style:parent-style-name="Text_20_body">
      <style:text-properties officeooo:rsid="0023e02e" officeooo:paragraph-rsid="0023e02e"/>
    </style:style>
    <style:style style:name="P5" style:family="paragraph" style:parent-style-name="Text_20_body">
      <style:text-properties officeooo:rsid="002bc252" officeooo:paragraph-rsid="002bc252"/>
    </style:style>
    <style:style style:name="P6" style:family="paragraph" style:parent-style-name="Text_20_body">
      <style:paragraph-properties fo:break-before="page"/>
      <style:text-properties officeooo:rsid="0023e02e" officeooo:paragraph-rsid="0023e02e"/>
    </style:style>
    <style:style style:name="P7" style:family="paragraph" style:parent-style-name="Heading_20_1" style:list-style-name="">
      <style:text-properties officeooo:paragraph-rsid="0017a524"/>
    </style:style>
    <style:style style:name="P8" style:family="paragraph" style:parent-style-name="GOST_20_Main_20_Body" style:list-style-name="GOST_20_TR_20_bullets"/>
    <style:style style:name="P9" style:family="paragraph" style:parent-style-name="GOST_20_Main_20_Body" style:list-style-name="GOST_20_TR_20_main_20_body"/>
    <style:style style:name="P10" style:family="paragraph" style:parent-style-name="GOST_20_Main_20_Body" style:list-style-name="GOST_20_TR_20_main_20_body">
      <style:text-properties officeooo:paragraph-rsid="004e0081"/>
    </style:style>
    <style:style style:name="P11" style:family="paragraph" style:parent-style-name="GOST_20_Main_20_Body" style:list-style-name="GOST_20_TR_20_main_20_body">
      <style:text-properties officeooo:rsid="00429f98" officeooo:paragraph-rsid="00429f98"/>
    </style:style>
    <style:style style:name="P12" style:family="paragraph" style:parent-style-name="GOST_20_Main_20_Body" style:list-style-name="">
      <style:paragraph-properties fo:line-height="115%" fo:text-align="justify" style:justify-single-word="false"/>
      <style:text-properties officeooo:rsid="00429f98" officeooo:paragraph-rsid="00429f98"/>
    </style:style>
    <style:style style:name="P13" style:family="paragraph" style:parent-style-name="GOST_20_Main_20_Body" style:list-style-name="GOST_20_TR_20_main_20_body">
      <style:text-properties officeooo:rsid="0049a4de" officeooo:paragraph-rsid="0049a4de"/>
    </style:style>
    <style:style style:name="P14" style:family="paragraph" style:parent-style-name="GOST_20_Main_20_Body" style:list-style-name="GOST_20_TR_20_main_20_body">
      <style:text-properties officeooo:rsid="004be9e7" officeooo:paragraph-rsid="004be9e7"/>
    </style:style>
    <style:style style:name="P15" style:family="paragraph" style:parent-style-name="GOST_20_Main_20_Body" style:list-style-name="GOST_20_TR_20_main_20_body">
      <style:text-properties officeooo:rsid="004cb83a" officeooo:paragraph-rsid="004cb83a"/>
    </style:style>
    <style:style style:name="P16" style:family="paragraph" style:parent-style-name="GOST_20_Main_20_Body" style:list-style-name="">
      <style:paragraph-properties fo:line-height="115%" fo:text-align="justify" style:justify-single-word="false"/>
      <style:text-properties officeooo:rsid="004cb83a" officeooo:paragraph-rsid="004cb83a"/>
    </style:style>
    <style:style style:name="P17" style:family="paragraph" style:parent-style-name="GOST_20_Main_20_Body" style:list-style-name="GOST_20_TR_20_main_20_body">
      <style:text-properties officeooo:rsid="004ded58" officeooo:paragraph-rsid="004ded58"/>
    </style:style>
    <style:style style:name="P18" style:family="paragraph" style:parent-style-name="GOST_20_Main_20_Body" style:list-style-name="">
      <style:paragraph-properties fo:line-height="115%" fo:text-align="justify" style:justify-single-word="false"/>
      <style:text-properties officeooo:rsid="004ff728" officeooo:paragraph-rsid="004ff728"/>
    </style:style>
    <style:style style:name="P19" style:family="paragraph" style:parent-style-name="GOST_20_Main_20_Body" style:list-style-name="GOST_20_TR_20_main_20_body">
      <style:text-properties officeooo:rsid="005052c6" officeooo:paragraph-rsid="005052c6"/>
    </style:style>
    <style:style style:name="P20" style:family="paragraph" style:parent-style-name="GOST_20_Main_20_Body" style:list-style-name="">
      <style:paragraph-properties fo:line-height="115%" fo:text-align="justify" style:justify-single-word="false"/>
      <style:text-properties officeooo:rsid="005052c6" officeooo:paragraph-rsid="005052c6"/>
    </style:style>
    <style:style style:name="P21" style:family="paragraph" style:parent-style-name="GOST_20_Main_20_Body" style:list-style-name="GOST_20_TR_20_main_20_body">
      <style:text-properties officeooo:rsid="0051a496" officeooo:paragraph-rsid="0051a496"/>
    </style:style>
    <style:style style:name="P22" style:family="paragraph" style:parent-style-name="GOST_20_Main_20_Body" style:list-style-name="GOST_20_TR_20_main_20_body">
      <style:text-properties officeooo:rsid="0052c13d" officeooo:paragraph-rsid="0052c13d"/>
    </style:style>
    <style:style style:name="P23" style:family="paragraph" style:parent-style-name="GOST_20_Main_20_Body" style:list-style-name="GOST_20_TR_20_main_20_body">
      <style:text-properties officeooo:rsid="0052f44b" officeooo:paragraph-rsid="0052f44b"/>
    </style:style>
    <style:style style:name="P24" style:family="paragraph" style:parent-style-name="GOST_20_TR_20_Heading_20_1" style:list-style-name=""/>
    <style:style style:name="P25" style:family="paragraph" style:parent-style-name="GOST_20_TR_20_Heading_20_1">
      <style:paragraph-properties fo:break-before="page"/>
    </style:style>
    <style:style style:name="P26" style:family="paragraph" style:parent-style-name="GOST_20_TR_20_Heading_20_1" style:list-style-name="GOST_20_TR_20_main_20_body">
      <style:paragraph-properties fo:break-before="page"/>
    </style:style>
    <style:style style:name="P27" style:family="paragraph" style:parent-style-name="GOST_20_TR_20_Heading_20_2" style:list-style-name="GOST_20_TR_20_main_20_body"/>
    <style:style style:name="P28" style:family="paragraph" style:parent-style-name="GOST_20_TR_20_Heading_20_2">
      <style:text-properties officeooo:paragraph-rsid="004e0081"/>
    </style:style>
    <style:style style:name="P29" style:family="paragraph" style:parent-style-name="GOST_20_TR_20_Heading_20_2" style:list-style-name="GOST_20_TR_20_main_20_body">
      <style:paragraph-properties fo:break-before="page"/>
    </style:style>
    <style:style style:name="P30" style:family="paragraph" style:parent-style-name="GOST_20_TR_20_Heading_20_2" style:list-style-name="GOST_20_TR_20_main_20_body">
      <style:paragraph-properties fo:break-before="page"/>
      <style:text-properties officeooo:rsid="00429f98" officeooo:paragraph-rsid="00429f98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officeooo:rsid="00249154"/>
    </style:style>
    <style:style style:name="T10" style:family="text">
      <style:text-properties fo:font-variant="normal" fo:text-transform="none" fo:color="#000000" fo:font-size="10.8000001907349pt" fo:letter-spacing="normal" fo:font-style="normal" fo:font-weight="normal"/>
    </style:style>
    <style:style style:name="T11" style:family="text">
      <style:text-properties fo:font-variant="normal" fo:text-transform="none" fo:color="#000000" fo:font-size="10.8000001907349pt" fo:letter-spacing="normal" fo:font-style="normal" fo:font-weight="normal" officeooo:rsid="00263efc"/>
    </style:style>
    <style:style style:name="T12" style:family="text">
      <style:text-properties fo:font-variant="normal" fo:text-transform="none" fo:color="#000000" style:font-name="DejaVu Serif" fo:font-size="10.8000001907349pt" fo:letter-spacing="normal" fo:font-style="normal" fo:font-weight="normal"/>
    </style:style>
    <style:style style:name="T13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/>
    </style:style>
    <style:style style:name="T14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 style:font-style-asian="normal" style:font-style-complex="normal"/>
    </style:style>
    <style:style style:name="T15" style:family="text">
      <style:text-properties fo:color="#000000" style:font-name="DejaVu Serif" fo:font-size="10.8000001907349pt" fo:letter-spacing="normal" fo:font-style="normal" fo:font-weight="normal" style:font-style-asian="normal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78abb"/>
    </style:style>
    <style:style style:name="T18" style:family="text">
      <style:text-properties officeooo:rsid="002c97d5"/>
    </style:style>
    <style:style style:name="T19" style:family="text">
      <style:text-properties officeooo:rsid="002ce06d"/>
    </style:style>
    <style:style style:name="T20" style:family="text">
      <style:text-properties officeooo:rsid="002f3586"/>
    </style:style>
    <style:style style:name="T21" style:family="text">
      <style:text-properties officeooo:rsid="00307bde"/>
    </style:style>
    <style:style style:name="T22" style:family="text">
      <style:text-properties officeooo:rsid="0031bb4b"/>
    </style:style>
    <style:style style:name="T23" style:family="text">
      <style:text-properties officeooo:rsid="0039963f"/>
    </style:style>
    <style:style style:name="T24" style:family="text">
      <style:text-properties officeooo:rsid="003a6116"/>
    </style:style>
    <style:style style:name="T25" style:family="text">
      <style:text-properties officeooo:rsid="003b4ff2"/>
    </style:style>
    <style:style style:name="T26" style:family="text">
      <style:text-properties officeooo:rsid="003c75af"/>
    </style:style>
    <style:style style:name="T27" style:family="text">
      <style:text-properties officeooo:rsid="00457d9c"/>
    </style:style>
    <style:style style:name="T28" style:family="text">
      <style:text-properties officeooo:rsid="00465594"/>
    </style:style>
    <style:style style:name="T29" style:family="text">
      <style:text-properties officeooo:rsid="0049a4de"/>
    </style:style>
    <style:style style:name="T30" style:family="text">
      <style:text-properties officeooo:rsid="004cb83a"/>
    </style:style>
    <style:style style:name="T31" style:family="text">
      <style:text-properties officeooo:rsid="004e0081"/>
    </style:style>
    <style:style style:name="T32" style:family="text">
      <style:text-properties officeooo:rsid="004ff728"/>
    </style:style>
    <style:style style:name="T33" style:family="text">
      <style:text-properties officeooo:rsid="0052141b"/>
    </style:style>
    <style:style style:name="T34" style:family="text">
      <style:text-properties officeooo:rsid="0052c13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>Техническое задание на стратосферную исследовательскую систему</text:p>
      <text:p text:style-name="P1"/>
      <text:p text:style-name="P1"/>
      <text:h text:style-name="P7" text:outline-level="1"/>
      <text:list xml:id="list649524359" text:style-name="GOST_20_TR_20_main_20_body">
        <text:list-item>
          <text:h text:style-name="P26" text:outline-level="1"><text:span text:style-name="T1">Н</text:span>аименование, шифр ОКР, основание, исполнитель и сроки выполнения ОКР</text:h>
          <text:list>
            <text:list-item>
              <text:p text:style-name="P9">Разрабатываемая статосферная исследовательская система именуется "ШМЕЛЬ".</text:p>
            </text:list-item>
            <text:list-item>
              <text:p text:style-name="P9">Шиф<text:span text:style-name="T27">р</text:span> ОКР: "СЗ-1".</text:p>
            </text:list-item>
            <text:list-item>
              <text:p text:style-name="P9">Основания для проведения ОКР</text:p>
            </text:list-item>
          </text:list>
        </text:list-item>
      </text:list>
      <text:list xml:id="list1862900769" text:style-name="GOST_20_TR_20_bullets">
        <text:list-item>
          <text:list>
            <text:list-item>
              <text:list>
                <text:list-item>
                  <text:p text:style-name="P8">положения конкурса "Воздушно-инженерная школа CanSat в России.</text:p>
                </text:list-item>
                <text:list-item>
                  <text:p text:style-name="P8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21238090348480" text:continue-list="list649524359" text:style-name="GOST_20_TR_20_main_20_body">
        <text:list-item>
          <text:list>
            <text:list-item>
              <text:p text:style-name="P9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9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GOST_20_Main_20_Body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P3">Наименования этапа</text:p>
          </table:table-cell>
          <table:table-cell table:style-name="Таблица1.C1" office:value-type="string">
            <text:p text:style-name="P3">Срок окончания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Разработка эскизного проекта</text:p>
          </table:table-cell>
          <table:table-cell table:style-name="Таблица1.C2" office:value-type="string">
            <text:p text:style-name="P3">Январь 2019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Разработка рабочего проекта</text:p>
          </table:table-cell>
          <table:table-cell table:style-name="Таблица1.C2" office:value-type="string">
            <text:p text:style-name="P3">Март 2019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3">Июнь 2019</text:p>
          </table:table-cell>
        </table:table-row>
      </table:table>
      <text:p text:style-name="P2"/>
      <text:list xml:id="list121238083796208" text:continue-numbering="true" text:style-name="GOST_20_TR_20_main_20_body">
        <text:list-item>
          <text:h text:style-name="P25" text:outline-level="1">Цель выполнения ОКР, наименование и индекс изделия</text:h>
          <text:list>
            <text:list-item>
              <text:p text:style-name="P9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9">Наименование изделия: Статосферная исследовательская систма "Шмель". Далее "Шмель"<text:span text:style-name="T3"> или</text:span> исследовательская система.</text:p>
            </text:list-item>
            <text:list-item>
              <text:p text:style-name="P9">Индекс изделия: 1.</text:p>
            </text:list-item>
          </text:list>
        </text:list-item>
        <text:list-item>
          <text:h text:style-name="P26" text:outline-level="1">Тактико-технические требования</text:h>
          <text:list>
            <text:list-item>
              <text:h text:style-name="P27" text:outline-level="2">Состав изделия<text:span text:style-name="T2">:</text:span></text:h>
            </text:list-item>
          </text:list>
        </text:list-item>
      </text:list>
      <text:list xml:id="list121237461097711" text:continue-list="list1862900769" text:style-name="GOST_20_TR_20_bullets">
        <text:list-item>
          <text:list>
            <text:list-item>
              <text:list>
                <text:list-item>
                  <text:p text:style-name="P8">стратосферный зонд, запускаемый на стратостате;</text:p>
                </text:list-item>
                <text:list-item>
                  <text:p text:style-name="P8">наземный измерительный пункт (НИП), осущетсвляющий приём и обработку данных, поступающих от стратостата;</text:p>
                </text:list-item>
                <text:list-item>
                  <text:p text:style-name="P8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GOST_20_Main_20_Body">Допускается окончательно определять состав изделия при выполнении этапа разработки ЭП (ТП) проекта<text:span text:style-name="T17">.</text:span></text:p>
      <text:list xml:id="list121238315063339" text:continue-list="list121238083796208" text:style-name="GOST_20_TR_20_main_20_body">
        <text:list-item>
          <text:list>
            <text:list-item>
              <text:h text:style-name="P27" text:outline-level="2">Требования назначения:</text:h>
              <text:list>
                <text:list-item>
                  <text:p text:style-name="P9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21237176501075" text:continue-list="list12123746109771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">измерение распределения температуры и давления во время подъема и спуска<text:span text:style-name="T9">;</text:span></text:p>
                    </text:list-item>
                    <text:list-item>
                      <text:p text:style-name="P8"><text:span text:style-name="T10">измерение трёх компонент ускорения во время полёта</text:span>;</text:p>
                    </text:list-item>
                    <text:list-item>
                      <text:p text:style-name="P8"><text:span text:style-name="T12">фотография Земли в период времени</text:span><text:span text:style-name="T13"> </text:span><text:span text:style-name="Emphasis"><text:span text:style-name="T15">от 0 до 10 секунд</text:span></text:span><text:span text:style-name="Emphasis"><text:span text:style-name="T14"> </text:span></text:span><text:span text:style-name="T12">после начала падения аппарата</text:span><text:span text:style-name="T13">;</text:span></text:p>
                    </text:list-item>
                    <text:list-item>
                      <text:p text:style-name="P8">фиксация точки разрушения шара-зонда (координаты, высота, время);</text:p>
                    </text:list-item>
                    <text:list-item>
                      <text:p text:style-name="P8">фотофиксация неба в момент приземления<text:span text:style-name="T16">;</text:span></text:p>
                    </text:list-item>
                    <text:list-item>
                      <text:p text:style-name="P8">передача <text:span text:style-name="T18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8">передача телеметрической информации зондом и приём входящих команд посредством глобальной спутниковой системы<text:span text:style-name="T19"> связи</text:span> iridium;</text:p>
                    </text:list-item>
                    <text:list-item>
                      <text:p text:style-name="P8">анализ телеметрии аппарата на приемном пункте во время полета<text:span text:style-name="T16">;</text:span></text:p>
                    </text:list-item>
                    <text:list-item>
                      <text:p text:style-name="P8">построение траектории полета аппарата по показаниям акселерометра (после приземления)<text:span text:style-name="T16">;</text:span></text:p>
                    </text:list-item>
                    <text:list-item>
                      <text:p text:style-name="P8">получение спектра поглощения атмосферы;</text:p>
                    </text:list-item>
                    <text:list-item>
                      <text:p text:style-name="P8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21237666102809" text:continue-list="list121238315063339" text:style-name="GOST_20_TR_20_main_20_body">
        <text:list-item>
          <text:list>
            <text:list-item>
              <text:h text:style-name="GOST_20_TR_20_Heading_20_2" text:outline-level="2"><text:soft-page-break/>Требования радиоэлектронной защиты:</text:h>
              <text:list>
                <text:list-item>
                  <text:p text:style-name="P9">Должна быть обеспечена совместимость радиоэлектонных средств, используемых в системе.</text:p>
                </text:list-item>
              </text:list>
            </text:list-item>
            <text:list-item>
              <text:h text:style-name="P27" text:outline-level="2">Требования живучести и стойкости к внешним воздействующим факторам<text:span text:style-name="T20">.</text:span></text:h>
              <text:list>
                <text:list-item>
                  <text:p text:style-name="P9">Требования к имитозащищенности:</text:p>
                </text:list-item>
              </text:list>
            </text:list-item>
          </text:list>
        </text:list-item>
      </text:list>
      <text:list xml:id="list121237963550072" text:continue-list="list12123717650107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">должна быть предусмотена защита от несанкционированных команд, передаваемых на зонд при помощи системы iridium;</text:p>
                    </text:list-item>
                    <text:list-item>
                      <text:p text:style-name="P8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20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1237941071054" text:continue-list="list121237666102809" text:style-name="GOST_20_TR_20_main_20_body">
        <text:list-item>
          <text:list>
            <text:list-item>
              <text:list>
                <text:list-item>
                  <text:p text:style-name="P9">Требования к устойчивости к климатическим воздействиям:</text:p>
                </text:list-item>
              </text:list>
            </text:list-item>
          </text:list>
        </text:list-item>
      </text:list>
      <text:list xml:id="list121238363413130" text:continue-list="list12123796355007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">зонд должен выдерживать температуру внешней окружающей среды в диапазоне от -30 до +60 <text:span text:style-name="T5">°</text:span>C;</text:p>
                    </text:list-item>
                    <text:list-item>
                      <text:p text:style-name="P8">зонд должен выдерживать атмосферное давление в диапазоне от 1 кПа до 105 кПа<text:span text:style-name="T21">;</text:span></text:p>
                    </text:list-item>
                    <text:list-item>
                      <text:p text:style-name="P8">зонд должен выдерживать подьем на высоту до 30 км относительно опорного эллипсоида WGS84 со скоростью от 4 до 7 м/с;</text:p>
                    </text:list-item>
                    <text:list-item>
                      <text:p text:style-name="P8">зонд должен выдержать посадку при скорости 5-8 м/c;</text:p>
                    </text:list-item>
                    <text:list-item>
                      <text:p text:style-name="P8">зонд должен иметь положительную плавучесть;</text:p>
                    </text:list-item>
                  </text:list>
                </text:list-item>
              </text:list>
            </text:list-item>
          </text:list>
        </text:list-item>
      </text:list>
      <text:list xml:id="list121236460374117" text:continue-list="list121237941071054" text:style-name="GOST_20_TR_20_main_20_body">
        <text:list-item>
          <text:list>
            <text:list-item>
              <text:h text:style-name="P27" text:outline-level="2">Требования к эксплуатации, хранению, удобству технического обслуживания и ремонта<text:span text:style-name="T22">.</text:span></text:h>
            </text:list-item>
          </text:list>
        </text:list-item>
      </text:list>
      <text:list xml:id="list121238170846507" text:continue-list="list121238363413130" text:style-name="GOST_20_TR_20_bullets">
        <text:list-item>
          <text:list>
            <text:list-item>
              <text:list>
                <text:list-item>
                  <text:p text:style-name="P8">система должна приводиться в готовность не дольше 1 часа;</text:p>
                </text:list-item>
                <text:list-item>
                  <text:p text:style-name="P8"><text:span text:style-name="T23">элементы системы</text:span> долж<text:span text:style-name="T23">ны </text:span>быть разборным<text:span text:style-name="T23">и</text:span> и предусматривать возможность многократной неразрушающей разборки и последующей сборки<text:span text:style-name="T23"> в целях проведения локальных ремонтных работ</text:span><text:span text:style-name="T6">;</text:span></text:p>
                </text:list-item>
              </text:list>
            </text:list-item>
          </text:list>
        </text:list-item>
      </text:list>
      <text:list xml:id="list121237871311375" text:continue-list="list121236460374117" text:style-name="GOST_20_TR_20_main_20_body">
        <text:list-item>
          <text:list>
            <text:list-item>
              <text:h text:style-name="GOST_20_TR_20_Heading_20_2" text:outline-level="2">Требовани<text:span text:style-name="T24">я</text:span> к транспортабельности<text:span text:style-name="T25">.</text:span></text:h>
            </text:list-item>
          </text:list>
        </text:list-item>
      </text:list>
      <text:list xml:id="list121237382945695" text:continue-list="list121238170846507" text:style-name="GOST_20_TR_20_bullets">
        <text:list-item>
          <text:list>
            <text:list-item>
              <text:list>
                <text:list-item>
                  <text:p text:style-name="P8">элементы системы должны быть транспортабельны при помощи рюкзак<text:span text:style-name="T26">а объемом не менее 20 литров без потери функциональности.</text:span></text:p>
                </text:list-item>
              </text:list>
            </text:list-item>
          </text:list>
        </text:list-item>
      </text:list>
      <text:list xml:id="list121237124716766" text:continue-list="list121237871311375" text:style-name="GOST_20_TR_20_main_20_body">
        <text:list-item>
          <text:list>
            <text:list-item>
              <text:h text:style-name="P27" text:outline-level="2"><text:soft-page-break/>Требования безопасности.</text:h>
            </text:list-item>
          </text:list>
        </text:list-item>
      </text:list>
      <text:list xml:id="list121237232920297" text:continue-list="list121237382945695" text:style-name="GOST_20_TR_20_bullets">
        <text:list-item>
          <text:list>
            <text:list-item>
              <text:list>
                <text:list-item>
                  <text:p text:style-name="P8"><text:span text:style-name="T8">элементы системы 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</text:list-item>
                <text:list-item>
                  <text:p text:style-name="P8">элементы питания системы должны быть снабжены соответсвующими устройствами защиты от коротких замыканий и последующего возгорания;</text:p>
                </text:list-item>
                <text:list-item>
                  <text:p text:style-name="P8">конструкция элементов системы должна исключать самопроизвольное включение и выключение;</text:p>
                </text:list-item>
              </text:list>
            </text:list-item>
          </text:list>
        </text:list-item>
      </text:list>
      <text:list xml:id="list121238320695391" text:continue-list="list121237124716766" text:style-name="GOST_20_TR_20_main_20_body">
        <text:list-item>
          <text:list>
            <text:list-item>
              <text:h text:style-name="P28" text:outline-level="2">Требования к стандартизации</text:h>
              <text:list>
                <text:list-item>
                  <text:p text:style-name="P11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</text:list>
        </text:list-item>
      </text:list>
      <text:p text:style-name="P12"/>
      <text:list xml:id="list121237145076187" text:continue-numbering="true" text:style-name="GOST_20_TR_20_main_20_body">
        <text:list-item>
          <text:list>
            <text:list-item>
              <text:h text:style-name="P29" text:outline-level="2">Требования технологичности</text:h>
              <text:list>
                <text:list-item>
                  <text:p text:style-name="P10">Требования технологичности к разрабатываемой системе не предоставляются<text:span text:style-name="T31">.</text:span></text:p>
                </text:list-item>
              </text:list>
            </text:list-item>
            <text:list-item>
              <text:h text:style-name="P30" text:outline-level="2">Конструктивные требования</text:h>
              <text:list>
                <text:list-item>
                  <text:p text:style-name="P9">габариты аппарата: не более 300x300x300 мм с учетом системы крепления троса<text:span text:style-name="T28">;</text:span></text:p>
                </text:list-item>
                <text:list-item>
                  <text:p text:style-name="P9">масса аппарата 750 – 1000 грамм<text:span text:style-name="T28">;</text:span></text:p>
                </text:list-item>
                <text:list-item>
                  <text:p text:style-name="P9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9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9"><text:s/>требования к вибронагрузкам не предъявляются<text:span text:style-name="T29">;</text:span></text:p>
                </text:list-item>
                <text:list-item>
                  <text:p text:style-name="P13">конструкция 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</text:list>
        </text:list-item>
      </text:list>
      <text:h text:style-name="P24" text:outline-level="1"/>
      <text:list xml:id="list121238381853634" text:continue-numbering="true" text:style-name="GOST_20_TR_20_main_20_body">
        <text:list-item>
          <text:h text:style-name="P26" text:outline-level="1">Технико-экономические требования</text:h>
          <text:list>
            <text:list-item>
              <text:p text:style-name="P14">Совокупная стой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P16"/>
      <text:list xml:id="list121237711545245" text:continue-numbering="true" text:style-name="GOST_20_TR_20_main_20_body">
        <text:list-item>
          <text:h text:style-name="P26" text:outline-level="1">Требования к катологизации<text:span text:style-name="T30">.</text:span></text:h>
          <text:list>
            <text:list-item>
              <text:p text:style-name="P15">Требования к каталогизации не предоставляются.</text:p>
            </text:list-item>
          </text:list>
        </text:list-item>
      </text:list>
      <text:h text:style-name="P24" text:outline-level="1"/>
      <text:list xml:id="list121237162429126" text:continue-numbering="true" text:style-name="GOST_20_TR_20_main_20_body">
        <text:list-item>
          <text:h text:style-name="P26" text:outline-level="1">Требования к обеспечению.</text:h>
          <text:list>
            <text:list-item>
              <text:p text:style-name="P17">Требования к нормативно-техническому обеспечению</text:p>
            </text:list-item>
            <text:list-item>
              <text:p text:style-name="P17">Требования к метрологическому обеспечению.</text:p>
            </text:list-item>
            <text:list-item>
              <text:p text:style-name="P17">Требования к диагностическому обеспечению.</text:p>
            </text:list-item>
          </text:list>
        </text:list-item>
      </text:list>
      <text:p text:style-name="P18"/>
      <text:list xml:id="list121237725698984" text:continue-numbering="true" text:style-name="GOST_20_TR_20_main_20_body">
        <text:list-item>
          <text:h text:style-name="P26" text:outline-level="1">Требования к сырью, материалам и КИМ<text:span text:style-name="T32">ПТ</text:span></text:h>
          <text:list>
            <text:list-item>
              <text:p text:style-name="P19">Требования не предъявляются</text:p>
            </text:list-item>
          </text:list>
        </text:list-item>
      </text:list>
      <text:p text:style-name="P20"/>
      <text:list xml:id="list121238005985687" text:continue-numbering="true" text:style-name="GOST_20_TR_20_main_20_body">
        <text:list-item>
          <text:h text:style-name="P25" text:outline-level="1">Требования к консервации<text:span text:style-name="T33">,</text:span> упаковке и маркеровке</text:h>
          <text:list>
            <text:list-item>
              <text:p text:style-name="P21">Для элементов системы должна быть разработана упаковка, позволяющая осуществлять транспортировку и хранение с учетом предоставляемых к транспортировке требований.</text:p>
            </text:list-item>
            <text:list-item>
              <text:p text:style-name="P21">На корпусе зонда должна быть размещена табличка с координатами официальной представителя команды "Завод имени композитора Юрия Шостаковича", с наименованием аппарата и кратким описанием в целях оповещения нашешего аппарат.</text:p>
            </text:list-item>
          </text:list>
        </text:list-item>
      </text:list>
      <text:h text:style-name="P24" text:outline-level="1"/>
      <text:list xml:id="list121237823416127" text:continue-numbering="true" text:style-name="GOST_20_TR_20_main_20_body">
        <text:list-item>
          <text:h text:style-name="P26" text:outline-level="1">Требования к учебно-<text:span text:style-name="T34">тренировочным</text:span> средствам.</text:h>
          <text:list>
            <text:list-item>
              <text:p text:style-name="P22">Требования к учебно-транспортировочным средствам не предоставляются.</text:p>
            </text:list-item>
          </text:list>
        </text:list-item>
      </text:list>
      <text:h text:style-name="P24" text:outline-level="1"/>
      <text:list xml:id="list121238034227714" text:continue-numbering="true" text:style-name="GOST_20_TR_20_main_20_body">
        <text:list-item>
          <text:h text:style-name="P26" text:outline-level="1">Специальные требования.</text:h>
          <text:list>
            <text:list-item>
              <text:p text:style-name="P22">Специальные требования не предоставляются.</text:p>
            </text:list-item>
          </text:list>
        </text:list-item>
      </text:list>
      <text:h text:style-name="P24" text:outline-level="1"/>
      <text:list xml:id="list121237739999345" text:continue-numbering="true" text:style-name="GOST_20_TR_20_main_20_body">
        <text:list-item>
          <text:h text:style-name="P26" text:outline-level="1">Этапы выполнения ОКР</text:h>
          <text:list>
            <text:list-item>
              <text:p text:style-name="P23"><office:annotation office:name="__Annotation__327_1841764515"><dc:creator>Василий </dc:creator><dc:date>2018-12-11T12:11:32.490534642</dc:date><loext:sender-initials>В</loext:sender-initials><text:p text:style-name="P31"><text:span text:style-name="T35">Да, надо вписать</text:span></text:p></office:annotation>Какие-то надо вписать<office:annotation-end office:name="__Annotation__327_1841764515"/>.</text:p>
            </text:list-item>
          </text:list>
        </text:list-item>
      </text:list>
      <text:h text:style-name="P24" text:outline-level="1"/>
      <text:list xml:id="list121236588235720" text:continue-numbering="true" text:style-name="GOST_20_TR_20_main_20_body">
        <text:list-item>
          <text:h text:style-name="P26" text:outline-level="1">Порядок выполнения этапов и приёмки ОКР.</text:h>
          <text:list>
            <text:list-item>
              <text:p text:style-name="P23"><office:annotation office:name="__Annotation__328_1841764515"><dc:creator>Василий </dc:creator><dc:date>2018-12-11T12:11:42.719609383</dc:date><loext:sender-initials>В</loext:sender-initials><text:p text:style-name="P31"><text:span text:style-name="T35">Тут надо вписать тоже</text:span></text:p></office:annotation>Нужно вписать просто все про чемпионат.<office:annotation-end office:name="__Annotation__328_1841764515"/></text:p>
            </text:list-item>
            <text:list-item>
              <text:p text:style-name="P23"/>
            </text:list-item>
          </text:list>
        </text:list-item>
      </text:list>
      <text:p text:style-name="P6">Ссылочные документы</text:p>
      <text:p text:style-name="P4">ГОСТ Р 55996- 2014</text:p>
      <text:p text:style-name="P4"/>
      <text:p text:style-name="P5">Перечень сокращений:</text:p>
      <text:p text:style-name="P5">НИП - наземный измерительный пунк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Arial" svg:font-family="Arial, Helvetica, sans-serif"/>
    <style:font-face style:name="OpenSymbol" svg:font-family="OpenSymbol"/>
    <style:font-face style:name="Source Sans Pro" svg:font-family="'Source Sans Pro', 'helvetica neue', helvetica, arial, verdana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8-12-11T12:12:36.156712439</dc:date>
    <dc:creator>Василий </dc:creator>
    <meta:editing-duration>PT9H22M26S</meta:editing-duration>
    <meta:editing-cycles>59</meta:editing-cycles>
    <meta:generator>LibreOffice/6.0.7.3.0$Linux_X86_64 LibreOffice_project/00m0$Build-3</meta:generator>
    <meta:document-statistic meta:table-count="1" meta:image-count="0" meta:object-count="0" meta:page-count="18" meta:paragraph-count="103" meta:word-count="867" meta:character-count="6827" meta:non-whitespace-character-count="6031"/>
  </office:meta>
</office:document-meta>
</file>